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co7" style:family="table-column">
      <style:table-column-properties fo:break-before="auto" style:column-width="7.542cm"/>
    </style:style>
    <style:style style:name="co8" style:family="table-column">
      <style:table-column-properties fo:break-before="auto" style:column-width="8.033cm"/>
    </style:style>
    <style:style style:name="co9" style:family="table-column">
      <style:table-column-properties fo:break-before="auto" style:column-width="8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" table:default-cell-style-name="ce13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5" table:number-columns-repeated="1012" table:default-cell-style-name="ce8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7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Default" table:number-columns-repeated="1012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/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15"/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 style:data-style-name="N2" text:time-value="14:55:54.3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1T15:17:43.546000000</dc:date>
    <meta:editing-duration>PT7H10M3S</meta:editing-duration>
    <meta:editing-cycles>35</meta:editing-cycles>
    <meta:generator>LibreOffice/7.3.2.2$Windows_X86_64 LibreOffice_project/49f2b1bff42cfccbd8f788c8dc32c1c309559be0</meta:generator>
    <meta:document-statistic meta:table-count="1" meta:cell-count="87" meta:object-count="0"/>
  </office:meta>
</office:document-meta>
</file>